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F000000022299043CB8313294B.png" manifest:media-type="image/png"/>
  <manifest:file-entry manifest:full-path="Pictures/10000000000002F00000003DC8C064A04603C0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9cm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title">
      <style:graphic-properties fo:min-height="2.629cm"/>
    </style:style>
    <style:style style:name="pr8" style:family="presentation" style:parent-style-name="Classy_5f_Red1-notes">
      <style:graphic-properties draw:fill-color="#ffffff" fo:min-height="13.364cm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28pt" style:font-size-asian="22pt" style:font-size-complex="22pt"/>
    </style:style>
    <style:style style:name="T2" style:family="text">
      <style:text-properties fo:font-size="26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presentação padrões de arquitetura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Nícolas Teixeira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Redi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O Redis (acrônimo para Remote Dictionary Server) é uma estrutura de dados do servidor, open-source, que armazena chave-valor com durabilidade opcional e na memória, sendo principalmente utilizado para cache, gerenciamento de sessões. PUB/SUB e classificações. </text:span></text:p>
              </text:list-item>
            </text:list>
          </draw:text-box>
        </draw:frame>
        <draw:frame draw:style-name="gr2" draw:text-style-name="P5" draw:layer="layout" svg:width="28.446cm" svg:height="1.04cm" svg:x="-0.112cm" svg:y="7.39cm">
          <draw:text-box>
            <text:p text:style-name="P4">O Redis (acrônimo para Remote Dictionary Server) é uma estrutura de dados do servidor, open-source, que armazena chave-valor com durabilidade opcional e na memória, sendo principalmente utilizado para cache, gerenciamento de sessões. PUB/SUB e classificações. 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mo o Redis funciona? <text:s/>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Possui variados casos de uso</text:span></text:p>
              </text:list-item>
              <text:list-item>
                <text:p><text:span text:style-name="T1">Principalmente utilizado para armazenamento de cache, gerenciamento de sessões, RTA, limite de taxa e filas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xemplos do Redis</text:p>
          </draw:text-box>
        </draw:frame>
        <draw:frame draw:style-name="gr2" draw:text-style-name="P5" draw:layer="layout" svg:width="28.446cm" svg:height="1.04cm" svg:x="-0.112cm" svg:y="7.39cm">
          <draw:text-box>
            <text:p text:style-name="P4">O Redis (acrônimo para Remote Dictionary Server) é uma estrutura de dados do servidor, open-source, que armazena chave-valor com durabilidade opcional e na memória, sendo principalmente utilizado para cache, gerenciamento de sessões. PUB/SUB e classificações. 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3.2cm" svg:x="1.4cm" svg:y="1.2cm" presentation:class="outline" presentation:user-transformed="true">
          <draw:text-box>
            <text:list text:style-name="L2">
              <text:list-item>
                <text:p><text:span text:style-name="T2">Armazenamento em cache – atua sobre um banco de dados relacional ou NoSQL, criando um cache de sua memória com alto desempenho</text:span></text:p>
              </text:list-item>
              <text:list-item>
                <text:p><text:span text:style-name="T2">Gerenciamento de sessões - atua como um armazenamento de chave-valor com o tempo de vida correto nas chaves de sessão</text:span></text:p>
              </text:list-item>
              <text:list-item>
                <text:p><text:span text:style-name="T2">Classificações em tempo real – atua na estrutura de dados Sorted Set (coleção de strings não repetidas)</text:span></text:p>
              </text:list-item>
              <text:list-item>
                <text:p><text:span text:style-name="T2">Limite de taxa – atua calculando, e quando necessário, acelerando a taxa dos eventos, usando um contador do Redis associado a uma chave de API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5" draw:layer="layout" svg:width="25.199cm" svg:height="13.2cm" svg:x="1.4cm" svg:y="1.2cm" presentation:class="outline" presentation:user-transformed="true">
          <draw:text-box>
            <text:list text:style-name="L2">
              <text:list-item>
                <text:p><text:span text:style-name="T2">FIlas – atua sobre a o data type List (lista simples de string, com sort pela ordem de inserção), facilitando a implementação de uma fila leve e persistente</text:span></text:p>
              </text:list-item>
              <text:list-item>
                <text:p><text:span text:style-name="T2">Chat`s – atua com o padrão PUB/SUB no Redis (padrão com correspondência de padrões), permitindo salas de chat de alto desempenho, streams de comentários em real time e intercomunicações do servidor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PSR-4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Descreve a especificação para autoloading de classes através de caminho de arquivos, é completamente interoperável, e pode ser utilizada com qualquer outra especificação de autoloading, incluindo o PSR-0, também descreve aonde colocar os arquivos que serão carregados a partir da especificação. <text:s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7" draw:layer="layout" svg:width="25.199cm" svg:height="2.629cm" svg:x="1.4cm" svg:y="1.571cm" presentation:class="title">
          <draw:text-box>
            <text:p>Como funciona o PSR-4?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Nome de classe qualificado de acordo com os padrões do PSR-4: \&lt;NamespaceName&gt;(\&lt;SubNamespaceNames&gt;)*\&lt;ClassName&gt; <text:s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xemplos do PSR-4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omain Event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É um padrão usado no Domain Driven Design mas que pode ser utilizado em qualquer aplicação em que o domínio seja a camada mais importante, consiste no “passado” de algo, adiciona a aplicação a habilidade de ativar uma ação baseado na consequência de outra. 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xemplos do Domain Event </text:p>
          </draw:text-box>
        </draw:frame>
        <draw:frame presentation:style-name="pr5" draw:layer="layout" svg:width="25.199cm" svg:height="8.219cm" svg:x="1.4cm" svg:y="4.6cm" presentation:class="outline" presentation:placeholder="true" presentation:user-transformed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DD Domain Driven Design 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DDD é uma combinação de práticas de design e desenvolvimento, oferece ferramentas de modelagem e tática para entregar um software de alta qualidade. Seu objetivo é acelerar o desenvolvimento de software que lidam com complexos processos de negócio. <text:s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o funciona o DDD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Separação das camadas de: <text:s/></text:p>
                <text:list>
                  <text:list-item>
                    <text:p>Aplicação </text:p>
                  </text:list-item>
                  <text:list-item>
                    <text:p>Domínio </text:p>
                  </text:list-item>
                  <text:list-item>
                    <text:p>Infraestrutura 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o funciona o DDD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nceitos </text:p>
                <text:list>
                  <text:list-item>
                    <text:p>Model </text:p>
                  </text:list-item>
                  <text:list-item>
                    <text:p>Bounded Context </text:p>
                  </text:list-item>
                  <text:list-item>
                    <text:p>Ubiquitous Language</text:p>
                  </text:list-item>
                </text:list>
              </text:list-item>
              <text:list-item>
                <text:p>Design patterns </text:p>
                <text:list>
                  <text:list-item>
                    <text:p>Entities </text:p>
                  </text:list-item>
                  <text:list-item>
                    <text:p>Aggregates </text:p>
                  </text:list-item>
                  <text:list-item>
                    <text:p>Services <text:s text:c="2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Como funciona o DDD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>Comportamentos </text:p>
                <text:list>
                  <text:list-item>
                    <text:p>Continuos integration </text:p>
                  </text:list-item>
                  <text:list-item>
                    <text:p>Hands-on Modelers </text:p>
                  </text:list-item>
                  <text:list-item>
                    <text:p>Refactoring <text:s text:c="3"/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Exemplos de DDD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Alguma dúvida?</text:p>
          </draw:text-box>
        </draw:frame>
        <draw:frame presentation:style-name="pr5" draw:layer="layout" svg:width="25.199cm" svg:height="8.219cm" svg:x="1.4cm" svg:y="4.6cm" presentation:class="outline" presentation:user-transformed="true">
          <draw:text-box>
            <text:list text:style-name="L2">
              <text:list-header>
                <text:p><text:s text:c="3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justify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9T22:33:12.382419925</meta:creation-date>
    <meta:editing-duration>PT4M5S</meta:editing-duration>
    <meta:editing-cycles>2</meta:editing-cycles>
    <meta:generator>LibreOffice/6.2.2.2$Linux_X86_64 LibreOffice_project/20$Build-2</meta:generator>
    <dc:title>Classy Red</dc:title>
    <dc:date>2019-10-09T22:58:07.608973746</dc:date>
    <meta:document-statistic meta:object-count="104"/>
  </office:meta>
</office:document-meta>
</file>